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anging_20_indent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Hanging_20_indent" style:list-style-name="L2"/>
    <style:style style:name="P6" style:family="paragraph" style:parent-style-name="Hanging_20_indent" style:list-style-name="L2">
      <style:text-properties fo:font-style="normal" style:font-style-asian="normal" style:font-style-complex="normal"/>
    </style:style>
    <style:style style:name="P7" style:family="paragraph" style:parent-style-name="Hanging_20_indent">
      <style:text-properties fo:font-style="italic" style:font-style-asian="italic" style:font-style-complex="italic"/>
    </style:style>
    <style:style style:name="P8" style:family="paragraph" style:parent-style-name="Hanging_20_indent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rpose</text:p>
      <text:p text:style-name="P2"/>
      <text:p text:style-name="P2">To translate BridgeNet XML into a display of the hands and results in HTML format.</text:p>
      <text:p text:style-name="P2"/>
      <text:p text:style-name="P1">Rough Process (needs updating)</text:p>
      <text:p text:style-name="P2"/>
      <text:list xml:id="list1826801960" text:style-name="L1">
        <text:list-item>
          <text:p text:style-name="P4">Read xml file as a string into a variable</text:p>
        </text:list-item>
        <text:list-item>
          <text:p text:style-name="P4">Use xmlminidom to process the string into “node”s</text:p>
        </text:list-item>
        <text:list-item>
          <text:p text:style-name="P4">Iterate through all board nodes</text:p>
          <text:list>
            <text:list-item>
              <text:p text:style-name="P4">Read vuln, dealer, and boardnum tags</text:p>
            </text:list-item>
            <text:list-item>
              <text:p text:style-name="P4">Create '&lt;div class=”board”&gt;'</text:p>
            </text:list-item>
            <text:list-item>
              <text:p text:style-name="P4">Add div class of “boardnum” with contents being boardnum</text:p>
            </text:list-item>
            <text:list-item>
              <text:p text:style-name="P4">Iterate through hands</text:p>
              <text:list>
                <text:list-item>
                  <text:p text:style-name="P4">Create '&lt;div&gt;'s of class hand direction for CSS to position correctly.</text:p>
                </text:list-item>
                <text:list-item>
                  <text:p text:style-name="P4">If direction is vuln then add '&lt;div class=”vulnerable”&gt;Vulnerable&lt;/div&gt;'</text:p>
                </text:list-item>
                <text:list-item>
                  <text:p text:style-name="P4">If direction is dealer then add '&lt;div class=”dealer”&gt;Dealer&lt;div&gt;'</text:p>
                </text:list-item>
                <text:list-item>
                  <text:p text:style-name="P4">Iterate through Suites</text:p>
                  <text:list>
                    <text:list-item>
                      <text:p text:style-name="P4">Create '&lt;div&gt;'s of class suite name with the card nums</text:p>
                    </text:list-item>
                  </text:list>
                </text:list-item>
              </text:list>
            </text:list-item>
            <text:list-item>
              <text:p text:style-name="P4">End “board” div</text:p>
            </text:list-item>
            <text:list-item>
              <text:p text:style-name="P4">Create table with class “results” to hold results</text:p>
            </text:list-item>
            <text:list-item>
              <text:p text:style-name="P4">Iterate through Result nodes</text:p>
              <text:list>
                <text:list-item>
                  <text:p text:style-name="P4">Create table rows for each result</text:p>
                </text:list-item>
              </text:list>
            </text:list-item>
            <text:list-item>
              <text:p text:style-name="P4">End table of results</text:p>
            </text:list-item>
          </text:list>
        </text:list-item>
        <text:list-item>
          <text:p text:style-name="P4">Output html header with style sheet, result from 3, and footer to file.</text:p>
        </text:list-item>
      </text:list>
      <text:p text:style-name="P2"/>
      <text:p text:style-name="P1">Data Structures (needs updating)</text:p>
      <text:p text:style-name="P2"/>
      <text:p text:style-name="P2">The only specialized data structures are for usage with xmlminidom:</text:p>
      <text:p text:style-name="P2"/>
      <text:p text:style-name="P2">(mv nodename attributes children) |<text:tab/>(mv 'text nil value)<text:tab/><text:tab/>;node and text</text:p>
      <text:p text:style-name="P2">attributes = (cons attribute attributes) | nil<text:tab/><text:tab/><text:tab/><text:tab/>;attributes</text:p>
      <text:p text:style-name="P2">attribute = (mv attributename value)<text:tab/><text:tab/><text:tab/><text:tab/><text:tab/>;attribute</text:p>
      <text:p text:style-name="P2">nodes = (cons node nodes) | nil<text:tab/><text:tab/><text:tab/><text:tab/><text:tab/>;nodes</text:p>
      <text:p text:style-name="P2">children = nodes<text:tab/><text:tab/><text:tab/><text:tab/><text:tab/><text:tab/><text:tab/>;children</text:p>
      <text:p text:style-name="P2"/>
      <text:p text:style-name="P1">Interfaces and Contracts</text:p>
      <text:p text:style-name="Standard"/>
      <text:p text:style-name="Standard">xmlminidom:</text:p>
      <text:p text:style-name="P3">xml-readnode (xmlchars) → returns the root node from xmlstring</text:p>
      <text:p text:style-name="Hanging_20_indent"><text:tab/>Given any input xml-readnode will either return a structure of type xml-isnode or nil.</text:p>
      <text:p text:style-name="P3">xml-getnodes (node nodename) → returns children of node with type nodename</text:p>
      <text:p text:style-name="Hanging_20_indent">xml-getdeepnodes (node nodename) → returns children of node with type nodename searching recursively using DFS with node as root.</text:p>
      <text:p text:style-name="Hanging_20_indent"><text:tab/>Assuming (xml-isnode node) will return:</text:p>
      <text:list xml:id="list857393568" text:style-name="L2">
        <text:list-item>
          <text:p text:style-name="P5"><text:soft-page-break/>something of type xml-isnodelist</text:p>
        </text:list-item>
        <text:list-item>
          <text:p text:style-name="P5">every node with name nodename.</text:p>
        </text:list-item>
      </text:list>
      <text:p text:style-name="Hanging_20_indent">xml-getnode (node nodename) → returns first child node with type nodename</text:p>
      <text:p text:style-name="P3">xml-getdeepnode (node nodename) → returns first child node with type nodename searching recursively using DFS with node as root.</text:p>
      <text:p text:style-name="Hanging_20_indent"><text:tab/>Assuming (xml-isnode node) will return:</text:p>
      <text:list xml:id="list982312501" text:continue-numbering="true" text:style-name="L2">
        <text:list-item>
          <text:p text:style-name="P5">something of type xml-isnode</text:p>
        </text:list-item>
        <text:list-item>
          <text:p text:style-name="P6">every node with name nodename.</text:p>
        </text:list-item>
      </text:list>
      <text:p text:style-name="P3">xml-getattribute (node attributename) → returns the value of node's attribute with name attributename</text:p>
      <text:p text:style-name="Hanging_20_indent"><text:tab/>Assuming (xml-isnode node) will return <text:span text:style-name="T1">a string (empty string if not found)</text:span></text:p>
      <text:p text:style-name="P3">xml-gettext (node) → returns the composite of all text inside of a node</text:p>
      <text:p text:style-name="Hanging_20_indent"><text:tab/>Assuming (xml-isnode node) will return <text:span text:style-name="T1">a string (empty string if no 'text elements) </text:span></text:p>
      <text:p text:style-name="Hanging_20_indent">xml-isattribute (attribute) → returns true iff attribute is an mv of length 2 with both elements of the mv being strings</text:p>
      <text:p text:style-name="P3">xml-isattributelist (attributes) → returns true iff attributes is nil or a list of mv's of length 2 with both elements of each mv being strings</text:p>
      <text:p text:style-name="P3">xml-isnode (node) → returns true iff node is actually a node</text:p>
      <text:p text:style-name="P3">xml-isnodelist (nodes) → returns true iff nodes is a list of nodes or nil</text:p>
      <text:p text:style-name="P8">IO:</text:p>
      <text:p text:style-name="P3">; serialize-results might be a better name? <text:s/>We can distill this better, </text:p>
      <text:p text:style-name="P3">; too; the prefix + serialization + can be done by the caller. </text:p>
      <text:p text:style-name="P3">getresults (xmlnodes prefix postfix) </text:p>
      <text:p text:style-name="P3"/>
      <text:p text:style-name="P3">getseparateresults (xmlnodes) </text:p>
      <text:p text:style-name="P3"/>
      <text:p text:style-name="P3">; serialize-boards? </text:p>
      <text:p text:style-name="P3">; Returns a serialization of the "board" class divs. </text:p>
      <text:p text:style-name="P3">; The resulting serialization will look something like: </text:p>
      <text:p text:style-name="P3">; &lt;div class="board"&gt; </text:p>
      <text:p text:style-name="P3">; <text:s text:c="2"/>&lt;div class="boardnum"&gt;Board: 33&lt;/div&gt; </text:p>
      <text:p text:style-name="P3">; <text:s text:c="2"/>(33 comes from the contents of the BoardNo element) </text:p>
      <text:p text:style-name="P3">; <text:s text:c="2"/>&lt;div class="N"&gt; </text:p>
      <text:p text:style-name="P3">; <text:s text:c="2"/>(N comes from the direction attribute of the Hand element) </text:p>
      <text:p text:style-name="P3"><text:soft-page-break/>; <text:s text:c="4"/>&lt;div class="dealer"&gt;Dealer&lt;/div&gt; </text:p>
      <text:p text:style-name="P3">; <text:s text:c="4"/>&lt;div class="vulnerable"&gt;Vulnerable&lt;/div&gt; </text:p>
      <text:p text:style-name="P3">; <text:s text:c="4"/>&amp;spades;234&lt;br /&gt; </text:p>
      <text:p text:style-name="P3">; <text:s text:c="2"/>&lt;/div&gt; </text:p>
      <text:p text:style-name="P3">; &lt;/div&gt; </text:p>
      <text:p text:style-name="P3">; *tablehead* </text:p>
      <text:p text:style-name="P3">; &lt;tr&gt; </text:p>
      <text:p text:style-name="P3">; <text:s text:c="2"/>&lt;td&gt;A3&lt;/td&gt; </text:p>
      <text:p text:style-name="P3">; <text:s text:c="2"/>(A3 comes from the SectionLabel + PairID-NS) </text:p>
      <text:p text:style-name="P3">; <text:s text:c="2"/>&lt;td&gt;A5&lt;/td&gt; </text:p>
      <text:p text:style-name="P3">; <text:s text:c="2"/>(A5 comes from the SectionLabel + PairID-NS) </text:p>
      <text:p text:style-name="P3">; <text:s text:c="2"/>&lt;td&gt;5.0&lt;/td&gt; </text:p>
      <text:p text:style-name="P3">; <text:s text:c="2"/>(5.0 comes from the contents of the TotalScore element) </text:p>
      <text:p text:style-name="P3">; <text:s text:c="2"/>&lt;td&gt;&amp;nbsp;&lt;/td&gt; (XXX why this?) </text:p>
      <text:p text:style-name="P3">; <text:s text:c="2"/>&lt;td&gt;120.0&lt;/td&gt; </text:p>
      <text:p text:style-name="P3">; <text:s text:c="2"/>(120.0 comes from the contents of the MatchpointsNS element) </text:p>
      <text:p text:style-name="P3">; <text:s text:c="2"/>&lt;td&gt;120.0&lt;/td&gt; </text:p>
      <text:p text:style-name="P3">; <text:s text:c="2"/>(120.0 comes from the contents of the MatchpointsEW element) </text:p>
      <text:p text:style-name="P3">; &lt;/tr&gt; </text:p>
      <text:p text:style-name="P3">; *tabletail*))) </text:p>
      <text:p text:style-name="P3">; xmlnodes is a minidom structure </text:p>
      <text:p text:style-name="P3">getboards (xmlnodes) </text:p>
      <text:p text:style-name="P3"/>
      <text:p text:style-name="P3">; serialize-hands? </text:p>
      <text:p text:style-name="P3"/>
      <text:p text:style-name="P3">; serialize hands into divs, where the class is the hand direction derived </text:p>
      <text:p text:style-name="P3">; from xmlnodes, the "vulnerable" and "dealer" divs are added inside as </text:p>
      <text:p text:style-name="P3">; necessary, and the cards are added to each hand via gethandcards. </text:p>
      <text:p text:style-name="P3">; <text:s text:c="2"/>xmlnodes conforms to the minidom structure and is of type hand. XXX what? </text:p>
      <text:p text:style-name="P3">; <text:s text:c="2"/>vulnerable is the text content of the Vulnerable node </text:p>
      <text:p text:style-name="P3">; <text:s text:c="2"/>dealer is the text content of the Dealer node </text:p>
      <text:p text:style-name="P3">gethands (xmlnodes vulnerable dealer) </text:p>
      <text:p text:style-name="P3"/>
      <text:p text:style-name="P3"><text:soft-page-break/>; serialize-hand-cards? </text:p>
      <text:p text:style-name="P3"><text:s/></text:p>
      <text:p text:style-name="P3">; serialize the hand cards. </text:p>
      <text:p text:style-name="P3">; For... </text:p>
      <text:p text:style-name="P3">; <text:s text:c="2"/>&lt;Suit symbol="S"&gt;832&lt;/Suit&gt; </text:p>
      <text:p text:style-name="P3">; <text:s text:c="2"/>&lt;Suit symbol="H"&gt;QT42&lt;/Suit&gt; </text:p>
      <text:p text:style-name="P3">; <text:s text:c="2"/>&lt;Suit symbol="D"&gt;A865&lt;/Suit&gt; </text:p>
      <text:p text:style-name="P3">; <text:s text:c="2"/>&lt;Suit symbol="C"&gt;A9&lt;/Suit&gt; </text:p>
      <text:p text:style-name="P3">; You will get something like </text:p>
      <text:p text:style-name="P3">; &amp;spades;832&lt;br/&gt; </text:p>
      <text:p text:style-name="P3">; &amp;hearts;QT42&lt;br/&gt; </text:p>
      <text:p text:style-name="P3">; &amp;diams;A865&lt;br/&gt; </text:p>
      <text:p text:style-name="P3">; &amp;clubs;A9&lt;br/&gt; </text:p>
      <text:p text:style-name="P3">; </text:p>
      <text:p text:style-name="P3">; xmlnodes should be a list of minidom Suit nodes. </text:p>
      <text:p text:style-name="P3">gethandcards (xmlnodes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Design for Duplicate Bridge Website (tDesign)<text:tab/><text:page-number text:select-page="current">4</text:page-number> of <text:page-count>4</text:page-count><text:tab/>Edward Fli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Flick</meta:initial-creator>
    <meta:creation-date>2010-09-27T20:25:47</meta:creation-date>
    <dc:date>2010-11-11T12:39:47</dc:date>
    <dc:creator>Edward Flick</dc:creator>
    <meta:editing-duration>PT31H49M07S</meta:editing-duration>
    <meta:editing-cycles>65</meta:editing-cycles>
    <meta:generator>OpenOffice.org/3.2$Linux OpenOffice.org_project/320m12$Build-9483</meta:generator>
    <meta:document-statistic meta:table-count="0" meta:image-count="0" meta:object-count="0" meta:page-count="4" meta:paragraph-count="110" meta:word-count="764" meta:character-count="4869"/>
  </office:meta>
</office:document-meta>
</file>